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666666" draw:marker-start-width="0.124cm" draw:marker-end-width="0.124cm" draw:fill="solid" draw:fill-color="#e6e6e6" draw:textarea-horizontal-align="justify" draw:textarea-vertical-align="middle" draw:auto-grow-height="false" fo:padding-top="0.151cm" fo:padding-bottom="0.151cm" fo:padding-left="0.276cm" fo:padding-right="0.276cm" style:protect="position size"/>
    </style:style>
    <style:style style:name="gr2" style:family="graphic" style:parent-style-name="objectwithoutfill">
      <style:graphic-properties svg:stroke-width="0.051cm" svg:stroke-color="#666666" draw:fill="none" draw:fill-color="#cccccc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none" draw:fill-color="#ffffff" fo:min-height="1.903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none" draw:fill-color="#ffffff" fo:min-height="1.89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666666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fo:min-height="0.705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666666" draw:fill="solid" draw:fill-color="#ffffff" draw:textarea-horizontal-align="justify" draw:textarea-vertical-align="middle" draw:auto-grow-height="false" fo:padding-top="0.15cm" fo:padding-bottom="0.15cm" fo:padding-left="0.275cm" fo:padding-right="0.275cm" style:protect="position size"/>
    </style:style>
    <style:style style:name="gr8" style:family="graphic" style:parent-style-name="standard">
      <style:graphic-properties draw:stroke="none" svg:stroke-width="0.051cm" svg:stroke-color="#000000" draw:fill="none" draw:fill-color="#ffffff" draw:textarea-horizontal-align="right" draw:textarea-vertical-align="justify" draw:auto-grow-height="false" draw:auto-grow-width="true" fo:min-height="3.383cm" fo:min-width="1.141cm" fo:padding-top="0.15cm" fo:padding-bottom="0.15cm" fo:padding-left="0.275cm" fo:padding-right="0.275cm"/>
      <style:paragraph-properties style:writing-mode="tb-rl"/>
    </style:style>
    <style:style style:name="gr9" style:family="graphic" style:parent-style-name="standard">
      <style:graphic-properties draw:stroke="none" svg:stroke-width="0.051cm" svg:stroke-color="#000000" draw:fill="none" draw:fill-color="#ffffff" fo:min-height="0.547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fill="none" draw:fill-color="#ffffff" fo:min-height="0.737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000000" draw:fill="none" draw:fill-color="#ffffff" fo:min-height="0.863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1cm" svg:stroke-color="#000000" draw:fill="none" draw:fill-color="#ffffff" fo:min-height="0.711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666666" draw:fill="none" draw:fill-color="#ffffff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fill="none" draw:fill-color="#ffffff" draw:textarea-horizontal-align="right" draw:textarea-vertical-align="justify" draw:auto-grow-height="false" draw:auto-grow-width="true" fo:min-width="1.093cm" fo:padding-top="0.15cm" fo:padding-bottom="0.15cm" fo:padding-left="0.275cm" fo:padding-right="0.275cm"/>
      <style:paragraph-properties style:writing-mode="tb-rl"/>
    </style:style>
    <style:style style:name="gr15" style:family="graphic" style:parent-style-name="standard">
      <style:graphic-properties draw:stroke="none" svg:stroke-width="0.051cm" svg:stroke-color="#000000" draw:fill="none" draw:fill-color="#ffffff" fo:min-height="0.895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1cm" svg:stroke-color="#000000" draw:fill="none" draw:fill-color="#ffffff" fo:min-height="1.337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1cm" svg:stroke-color="#000000" draw:fill="none" draw:fill-color="#ffffff" fo:min-height="1.336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fill="none" draw:fill-color="#ffffff" draw:textarea-horizontal-align="right" draw:textarea-vertical-align="justify" draw:auto-grow-height="false" draw:auto-grow-width="true" fo:min-width="1.089cm" fo:padding-top="0.15cm" fo:padding-bottom="0.15cm" fo:padding-left="0.275cm" fo:padding-right="0.275cm"/>
      <style:paragraph-properties style:writing-mode="tb-rl"/>
    </style:style>
    <style:style style:name="gr19" style:family="graphic" style:parent-style-name="standard">
      <style:graphic-properties draw:stroke="none" svg:stroke-width="0.051cm" svg:stroke-color="#000000" draw:fill="none" draw:fill-color="#ffffff" fo:min-height="0.704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1cm" svg:stroke-color="#000000" draw:fill="none" draw:fill-color="#ffffff" fo:min-height="0.389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348cm" fo:min-width="1.609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1cm" svg:stroke-color="#000000" draw:fill="none" draw:fill-color="#ffffff" fo:min-height="0.388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1cm" svg:stroke-color="#000000" draw:fill="none" draw:fill-color="#ffffff" fo:min-height="0.546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.051cm" svg:stroke-color="#000000" draw:fill="none" draw:fill-color="#ffffff" fo:min-height="1.021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width="0.051cm" svg:stroke-color="#000000" draw:fill="none" draw:fill-color="#ffffff" draw:textarea-horizontal-align="right" draw:textarea-vertical-align="justify" draw:auto-grow-height="false" draw:auto-grow-width="true" fo:min-width="1.281cm" fo:padding-top="0.15cm" fo:padding-bottom="0.15cm" fo:padding-left="0.275cm" fo:padding-right="0.275cm"/>
      <style:paragraph-properties style:writing-mode="tb-rl"/>
    </style:style>
    <style:style style:name="gr26" style:family="graphic" style:parent-style-name="standard">
      <style:graphic-properties draw:stroke="none" svg:stroke-width="0.051cm" svg:stroke-color="#000000" draw:fill="none" draw:fill-color="#ffffff" draw:textarea-horizontal-align="right" draw:textarea-vertical-align="justify" draw:auto-grow-height="false" draw:auto-grow-width="true" fo:min-width="1.579cm" fo:padding-top="0.15cm" fo:padding-bottom="0.15cm" fo:padding-left="0.275cm" fo:padding-right="0.275cm"/>
      <style:paragraph-properties style:writing-mode="tb-rl"/>
    </style:style>
    <style:style style:name="gr27" style:family="graphic" style:parent-style-name="standard">
      <style:graphic-properties draw:stroke="none" svg:stroke-width="0.051cm" svg:stroke-color="#000000" draw:fill="none" draw:fill-color="#ffffff" draw:textarea-horizontal-align="right" draw:textarea-vertical-align="justify" draw:auto-grow-height="false" draw:auto-grow-width="true" fo:min-width="1.74cm" fo:padding-top="0.15cm" fo:padding-bottom="0.15cm" fo:padding-left="0.275cm" fo:padding-right="0.275cm"/>
      <style:paragraph-properties style:writing-mode="tb-rl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family="OCRB" style:font-family-generic="modern" style:font-pitch="fixed" fo:font-size="10pt" style:font-size-asian="10pt" style:font-size-complex="10pt"/>
    </style:style>
    <style:style style:name="P4" style:family="paragraph">
      <style:text-properties fo:font-family="'OCR A Extended'" style:font-family-generic="modern" style:font-pitch="variable" fo:font-size="13pt" style:font-size-asian="13pt" style:font-size-complex="13pt"/>
    </style:style>
    <style:style style:name="P5" style:family="paragraph">
      <style:text-properties fo:font-family="'OCR A Extended'" style:font-family-generic="modern" style:font-pitch="variable" fo:font-size="10pt" style:font-size-asian="10pt" style:font-size-complex="10pt"/>
    </style:style>
    <style:style style:name="P6" style:family="paragraph">
      <style:paragraph-properties fo:text-align="center"/>
      <style:text-properties fo:font-family="'OCR A Extended'" style:font-family-generic="modern" style:font-pitch="variable"/>
    </style:style>
    <style:style style:name="P7" style:family="paragraph">
      <style:paragraph-properties fo:text-align="center" style:writing-mode="tb-rl"/>
      <style:text-properties fo:font-family="'OCR A Extended'" style:font-family-generic="modern" style:font-pitch="variable" fo:font-size="12pt" style:font-size-asian="12pt" style:font-size-complex="12pt"/>
    </style:style>
    <style:style style:name="P8" style:family="paragraph">
      <style:text-properties fo:font-family="'OCR A Extended'" style:font-family-generic="modern" style:font-pitch="variable" fo:font-size="8pt" style:font-size-asian="8pt" style:font-size-complex="8pt"/>
    </style:style>
    <style:style style:name="P9" style:family="paragraph">
      <style:paragraph-properties fo:text-align="center"/>
      <style:text-properties fo:font-family="OCRB" style:font-family-generic="modern" style:font-pitch="fixed" fo:font-size="6pt" style:font-size-asian="6pt" style:font-size-complex="6pt"/>
    </style:style>
    <style:style style:name="P10" style:family="paragraph">
      <style:text-properties fo:font-family="'OCR A Extended'" style:font-family-generic="modern" style:font-pitch="variable" fo:font-size="12pt" style:font-size-asian="12pt" style:font-size-complex="12pt"/>
    </style:style>
    <style:style style:name="P11" style:family="paragraph">
      <style:text-properties fo:font-family="OCRB" style:font-family-generic="modern" style:font-pitch="fixed" fo:font-size="8pt" style:font-size-asian="8pt" style:font-size-complex="8pt"/>
    </style:style>
    <style:style style:name="P12" style:family="paragraph">
      <style:text-properties fo:font-family="OCRB" style:font-family-generic="modern" style:font-pitch="fixed" fo:font-size="7pt" style:font-size-asian="7pt" style:font-size-complex="7pt"/>
    </style:style>
    <style:style style:name="P13" style:family="paragraph">
      <style:paragraph-properties fo:text-align="center" style:writing-mode="tb-rl"/>
      <style:text-properties fo:font-family="'OCR A Extended'" style:font-family-generic="modern" style:font-pitch="variable" fo:font-size="14pt" style:font-size-asian="14pt" style:font-size-complex="14pt"/>
    </style:style>
    <style:style style:name="P14" style:family="paragraph">
      <style:paragraph-properties fo:text-align="center"/>
      <style:text-properties fo:font-family="OCRB" style:font-family-generic="modern" style:font-pitch="fixed" fo:font-size="12pt" style:font-size-asian="12pt" style:font-size-complex="12pt"/>
    </style:style>
    <style:style style:name="P15" style:family="paragraph">
      <style:paragraph-properties fo:text-align="center"/>
      <style:text-properties fo:font-family="OCRB" style:font-family-generic="modern" style:font-pitch="fixed" fo:font-size="8pt" style:font-size-asian="8pt" style:font-size-complex="8pt"/>
    </style:style>
    <style:style style:name="P16" style:family="paragraph">
      <style:paragraph-properties fo:text-align="center"/>
      <style:text-properties fo:font-family="'OCR A Extended'" style:font-family-generic="modern" style:font-pitch="variable" fo:font-size="8pt" style:font-size-asian="8pt" style:font-size-complex="8pt"/>
    </style:style>
    <style:style style:name="P17" style:family="paragraph">
      <style:text-properties fo:color="#666666" fo:font-family="OCRB" style:font-family-generic="modern" style:font-pitch="fixed" fo:font-size="8pt" style:font-size-asian="8pt" style:font-size-complex="8pt"/>
    </style:style>
    <style:style style:name="P18" style:family="paragraph">
      <style:paragraph-properties fo:text-align="center"/>
      <style:text-properties fo:color="#666666" fo:font-family="OCRB" style:font-family-generic="modern" style:font-pitch="fixed" fo:font-size="8pt" style:font-size-asian="8pt" style:font-size-complex="8pt"/>
    </style:style>
    <style:style style:name="P19" style:family="paragraph">
      <style:paragraph-properties fo:text-align="center" style:writing-mode="tb-rl"/>
      <style:text-properties fo:font-family="'OCR A Extended'" style:font-family-generic="modern" style:font-pitch="variable" fo:font-size="10pt" style:font-size-asian="10pt" style:font-size-complex="10pt"/>
    </style:style>
    <style:style style:name="P20" style:family="paragraph">
      <style:text-properties fo:color="#000000" style:text-outline="false" fo:font-family="'OCR A Extended'" style:font-family-generic="modern" style:font-pitch="variable" fo:font-size="20pt" fo:text-shadow="1pt 1pt" style:font-size-asian="20pt" style:font-size-complex="20pt"/>
    </style:style>
    <style:style style:name="T1" style:family="text">
      <style:text-properties style:use-window-font-color="true" style:text-outline="false" style:text-line-through-style="none" fo:font-family="'Geotype TT'" style:font-family-generic="decorative" style:font-pitch="variable" fo:font-size="16pt" fo:font-style="normal" fo:text-shadow="none" style:text-underline-style="none" fo:font-weight="normal" style:letter-kerning="true" style:font-family-asian="'Geotype TT'" style:font-size-asian="16pt" style:font-style-asian="normal" style:font-weight-asian="normal" style:font-family-complex="'Geotype TT'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Century Gothic'" style:font-family-generic="swiss" style:font-pitch="variable" fo:font-size="16pt" fo:font-style="normal" fo:text-shadow="none" style:text-underline-style="none" fo:font-weight="normal" style:letter-kerning="true" style:font-family-asian="'Geotype TT'" style:font-size-asian="16pt" style:font-style-asian="normal" style:font-weight-asian="normal" style:font-family-complex="'Geotype TT'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Century Gothic'" style:font-family-generic="swiss" style:font-pitch="variable" fo:font-size="16pt" style:font-size-asian="16pt" style:font-size-complex="16pt"/>
    </style:style>
    <style:style style:name="T4" style:family="text">
      <style:text-properties fo:font-family="'OCR A Extended'" style:font-family-generic="modern" style:font-pitch="variable" fo:font-size="16pt" style:font-size-asian="16pt" style:font-size-complex="16pt"/>
    </style:style>
    <style:style style:name="T5" style:family="text">
      <style:text-properties fo:font-family="OCRB" style:font-family-generic="modern" style:font-pitch="fixed" fo:font-size="10pt" style:font-size-asian="10pt" style:font-size-complex="10pt"/>
    </style:style>
    <style:style style:name="T6" style:family="text">
      <style:text-properties fo:font-family="'OCR A Extended'" style:font-family-generic="modern" style:font-pitch="variable" fo:font-size="13pt" style:font-size-asian="13pt" style:font-size-complex="13pt"/>
    </style:style>
    <style:style style:name="T7" style:family="text">
      <style:text-properties fo:font-family="'OCR A Extended'" style:font-family-generic="modern" style:font-pitch="variable" fo:font-size="10pt" style:font-size-asian="10pt" style:font-size-complex="10pt"/>
    </style:style>
    <style:style style:name="T8" style:family="text">
      <style:text-properties fo:font-family="'OCR A Extended'" style:font-family-generic="modern" style:font-pitch="variable" fo:font-size="12pt" style:font-size-asian="12pt" style:font-size-complex="12pt"/>
    </style:style>
    <style:style style:name="T9" style:family="text">
      <style:text-properties fo:font-family="'OCR A Extended'" style:font-family-generic="modern" style:font-pitch="variable" fo:font-size="8pt" style:font-size-asian="8pt" style:font-size-complex="8pt"/>
    </style:style>
    <style:style style:name="T10" style:family="text">
      <style:text-properties style:use-window-font-color="true" style:text-outline="false" style:text-line-through-style="none" fo:font-family="Wingdings" style:font-pitch="variable" style:font-charset="x-symbol" fo:font-size="10pt" fo:font-style="normal" fo:text-shadow="none" style:text-underline-style="none" fo:font-weight="normal" style:letter-kerning="true" style:font-family-asian="Wingdings" style:font-charset-asian="x-symbol" style:font-size-asian="10pt" style:font-style-asian="normal" style:font-weight-asian="normal" style:font-family-complex="Wingdings" style:font-charset-complex="x-symbo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'OCR A Extended'" style:font-family-generic="modern" style:font-pitch="variable" fo:font-size="10pt" fo:font-style="normal" fo:text-shadow="none" style:text-underline-style="none" fo:font-weight="normal" style:letter-kerning="true" style:font-family-asian="Wingdings" style:font-charset-asian="x-symbol" style:font-size-asian="10pt" style:font-style-asian="normal" style:font-weight-asian="normal" style:font-family-complex="Wingdings" style:font-charset-complex="x-symbo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family="'OCR A Extended'" style:font-family-generic="modern" style:font-pitch="variable" fo:font-size="14pt" style:font-size-asian="14pt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color="#666666" fo:font-size="8pt" style:font-size-asian="8pt" style:font-size-complex="8pt"/>
    </style:style>
    <style:style style:name="T20" style:family="text">
      <style:text-properties fo:color="#000000" style:text-outline="false" style:text-line-through-style="none" fo:font-family="'Geotype TT'" style:font-family-generic="decorative" style:font-pitch="variable" fo:font-size="20pt" fo:font-style="normal" fo:text-shadow="1pt 1pt" style:text-underline-style="none" fo:font-weight="normal" style:letter-kerning="true" style:font-family-asian="'Geotype TT'" style:font-size-asian="20pt" style:font-style-asian="normal" style:font-weight-asian="normal" style:font-family-complex="'Geotype TT'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82cm" svg:height="25.94cm" svg:x="1.008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008cm" svg:y1="2.737cm" svg:x2="20.59cm" svg:y2="2.737cm">
          <text:p/>
        </draw:line>
        <draw:frame draw:style-name="gr3" draw:text-style-name="P3" draw:layer="layout" svg:width="13.712cm" svg:height="2.203cm" svg:x="1.008cm" svg:y="1.098cm">
          <draw:text-box>
            <text:p><text:span text:style-name="T1"><text:s text:c="4"/></text:span><text:span text:style-name="T2">T</text:span><text:span text:style-name="T3">HE GALACTIC GUILD OF SURVEYORS</text:span></text:p>
            <text:p><text:span text:style-name="T4">APPLICATION FOR MEMBERSHIP</text:span></text:p>
            <text:p><text:span text:style-name="T5"/></text:p>
          </draw:text-box>
        </draw:frame>
        <draw:frame draw:style-name="gr4" draw:text-style-name="P4" draw:layer="layout" svg:width="5.87cm" svg:height="2.19cm" svg:x="14.72cm" svg:y="1cm">
          <draw:text-box>
            <text:p><text:span text:style-name="T6">FORM 42-DA/Q-36</text:span></text:p>
            <text:p><text:span text:style-name="T6"/></text:p>
            <text:p><text:span text:style-name="T6">DATE:</text:span></text:p>
            <text:p><text:span text:style-name="T6"/></text:p>
          </draw:text-box>
        </draw:frame>
        <draw:custom-shape draw:style-name="gr5" draw:text-style-name="P2" draw:layer="layout" svg:width="3.569cm" svg:height="0.631cm" svg:x="16.786cm" svg:y="1.94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569cm" svg:height="1.005cm" svg:x="16.885cm" svg:y="1.864cm">
          <draw:text-box>
            <text:p><text:span text:style-name="T7"><text:s text:c="3"/></text:span><text:span text:style-name="T6">/ <text:s text:c="2"/>/</text:span></text:p>
          </draw:text-box>
        </draw:frame>
        <draw:custom-shape draw:style-name="gr7" draw:text-style-name="P6" draw:layer="layout" svg:width="18.407cm" svg:height="4.896cm" svg:x="1.572cm" svg:y="3.2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6" draw:layer="layout" svg:x1="2.511cm" svg:y1="3.211cm" svg:x2="2.511cm" svg:y2="8.107cm">
          <text:p/>
        </draw:line>
        <draw:frame draw:style-name="gr8" draw:text-style-name="P7" draw:layer="layout" svg:width="1.691cm" svg:height="4.896cm" svg:x="1cm" svg:y="3.216cm">
          <draw:text-box>
            <text:p text:style-name="P7"><text:span text:style-name="T8">Personal Details</text:span></text:p>
          </draw:text-box>
        </draw:frame>
        <draw:line draw:style-name="gr2" draw:text-style-name="P6" draw:layer="layout" svg:x1="2.511cm" svg:y1="4.159cm" svg:x2="19.98cm" svg:y2="4.159cm">
          <text:p/>
        </draw:line>
        <draw:frame draw:style-name="gr6" draw:text-style-name="P8" draw:layer="layout" svg:width="3.193cm" svg:height="1.005cm" svg:x="2.323cm" svg:y="3.154cm">
          <draw:text-box>
            <text:p><text:span text:style-name="T9">1. Name</text:span></text:p>
          </draw:text-box>
        </draw:frame>
        <draw:line draw:style-name="gr2" draw:text-style-name="P9" draw:layer="layout" svg:x1="13.593cm" svg:y1="3.211cm" svg:x2="13.593cm" svg:y2="4.159cm">
          <text:p/>
        </draw:line>
        <draw:frame draw:style-name="gr9" draw:text-style-name="P8" draw:layer="layout" svg:width="6.386cm" svg:height="0.847cm" svg:x="13.405cm" svg:y="3.154cm">
          <draw:text-box>
            <text:p><text:span text:style-name="T9">2. Date of Origination</text:span></text:p>
          </draw:text-box>
        </draw:frame>
        <draw:frame draw:style-name="gr6" draw:text-style-name="P10" draw:layer="layout" svg:width="5.635cm" svg:height="1.005cm" svg:x="13.217cm" svg:y="3.527cm">
          <draw:text-box>
            <text:p><text:span text:style-name="T8"><text:tab/></text:span><text:span text:style-name="T8"> </text:span><text:span text:style-name="T8">/ <text:s text:c="6"/>/</text:span></text:p>
          </draw:text-box>
        </draw:frame>
        <draw:line draw:style-name="gr2" draw:text-style-name="P9" draw:layer="layout" svg:x1="2.511cm" svg:y1="5.106cm" svg:x2="19.98cm" svg:y2="5.106cm">
          <text:p/>
        </draw:line>
        <draw:frame draw:style-name="gr10" draw:text-style-name="P5" draw:layer="layout" svg:width="8.265cm" svg:height="1.037cm" svg:x="2.323cm" svg:y="4.101cm">
          <draw:text-box>
            <text:p><text:span text:style-name="T9">3. Gender (Check all that apply)</text:span></text:p>
            <text:p><text:span text:style-name="T10">q</text:span><text:span text:style-name="T11"> </text:span><text:span text:style-name="T7">Male </text:span><text:span text:style-name="T10">q</text:span><text:span text:style-name="T7"> Female </text:span><text:span text:style-name="T10">q</text:span><text:span text:style-name="T7"> Other </text:span><text:span text:style-name="T10">q</text:span><text:span text:style-name="T11"> </text:span><text:span text:style-name="T7">None</text:span></text:p>
          </draw:text-box>
        </draw:frame>
        <draw:line draw:style-name="gr2" draw:text-style-name="P9" draw:layer="layout" svg:x1="10.212cm" svg:y1="4.159cm" svg:x2="10.212cm" svg:y2="5.107cm">
          <text:p/>
        </draw:line>
        <draw:frame draw:style-name="gr9" draw:text-style-name="P8" draw:layer="layout" svg:width="7.138cm" svg:height="0.847cm" svg:x="10.024cm" svg:y="4.101cm">
          <draw:text-box>
            <text:p><text:span text:style-name="T9">4. Planet of Origin</text:span></text:p>
          </draw:text-box>
        </draw:frame>
        <draw:line draw:style-name="gr2" draw:text-style-name="P9" draw:layer="layout" svg:x1="2.511cm" svg:y1="6.054cm" svg:x2="19.98cm" svg:y2="6.054cm">
          <text:p/>
        </draw:line>
        <draw:line draw:style-name="gr2" draw:text-style-name="P9" draw:layer="layout" svg:x1="2.511cm" svg:y1="7.065cm" svg:x2="19.98cm" svg:y2="7.065cm">
          <text:p/>
        </draw:line>
        <draw:frame draw:style-name="gr11" draw:text-style-name="P8" draw:layer="layout" svg:width="5.447cm" svg:height="1.163cm" svg:x="2.323cm" svg:y="5.049cm">
          <draw:text-box>
            <text:p><text:span text:style-name="T9">5. Guild Sponsor</text:span></text:p>
          </draw:text-box>
        </draw:frame>
        <draw:line draw:style-name="gr2" draw:text-style-name="P9" draw:layer="layout" svg:x1="13.593cm" svg:y1="5.106cm" svg:x2="13.593cm" svg:y2="6.054cm">
          <text:p/>
        </draw:line>
        <draw:frame draw:style-name="gr6" draw:text-style-name="P11" draw:layer="layout" svg:width="5.26cm" svg:height="1.005cm" svg:x="13.405cm" svg:y="5.049cm">
          <draw:text-box>
            <text:p><text:span text:style-name="T12">7. Stationed Aboard</text:span></text:p>
          </draw:text-box>
        </draw:frame>
        <draw:frame draw:style-name="gr6" draw:text-style-name="P11" draw:layer="layout" svg:width="3.756cm" svg:height="1.005cm" svg:x="2.323cm" svg:y="5.996cm">
          <draw:text-box>
            <text:p><text:span text:style-name="T12">8. Species</text:span></text:p>
          </draw:text-box>
        </draw:frame>
        <draw:line draw:style-name="gr2" draw:text-style-name="P9" draw:layer="layout" svg:x1="7.138cm" svg:y1="6.075cm" svg:x2="7.138cm" svg:y2="7.086cm">
          <text:p/>
        </draw:line>
        <draw:frame draw:style-name="gr6" draw:text-style-name="P12" draw:layer="layout" svg:width="3.944cm" svg:height="1.005cm" svg:x="7.019cm" svg:y="5.996cm">
          <draw:text-box>
            <text:p><text:span text:style-name="T13">9. Class/Job</text:span></text:p>
          </draw:text-box>
        </draw:frame>
        <draw:line draw:style-name="gr2" draw:text-style-name="P9" draw:layer="layout" svg:x1="11.339cm" svg:y1="6.054cm" svg:x2="11.339cm" svg:y2="7.065cm">
          <text:p/>
        </draw:line>
        <draw:frame draw:style-name="gr9" draw:text-style-name="P11" draw:layer="layout" svg:width="4.884cm" svg:height="0.847cm" svg:x="11.151cm" svg:y="5.996cm">
          <draw:text-box>
            <text:p><text:span text:style-name="T12">10. Exp. Lvl.</text:span></text:p>
          </draw:text-box>
        </draw:frame>
        <draw:line draw:style-name="gr2" draw:text-style-name="P9" draw:layer="layout" svg:x1="15.847cm" svg:y1="6.054cm" svg:x2="15.847cm" svg:y2="7.065cm">
          <text:p/>
        </draw:line>
        <draw:frame draw:style-name="gr11" draw:text-style-name="P11" draw:layer="layout" svg:width="4.132cm" svg:height="1.163cm" svg:x="15.659cm" svg:y="5.996cm">
          <draw:text-box>
            <text:p><text:span text:style-name="T12">11. Current XP</text:span></text:p>
          </draw:text-box>
        </draw:frame>
        <draw:frame draw:style-name="gr6" draw:text-style-name="P11" draw:layer="layout" svg:width="10.143cm" svg:height="1.005cm" svg:x="2.323cm" svg:y="7.001cm">
          <draw:text-box>
            <text:p><text:span text:style-name="T12">12. Appearance/Distinguishing Features</text:span></text:p>
          </draw:text-box>
        </draw:frame>
        <draw:line draw:style-name="gr2" draw:text-style-name="P9" draw:layer="layout" svg:x1="8.521cm" svg:y1="5.106cm" svg:x2="8.521cm" svg:y2="6.054cm">
          <text:p/>
        </draw:line>
        <draw:frame draw:style-name="gr12" draw:text-style-name="P11" draw:layer="layout" svg:width="5.259cm" svg:height="1.033cm" svg:x="8.334cm" svg:y="5.049cm">
          <draw:text-box>
            <text:p><text:span text:style-name="T12">6. Galactic ID #</text:span></text:p>
            <text:p><text:span text:style-name="T14"><text:s text:c="5"/></text:span><text:span text:style-name="T14">- <text:s text:c="5"/>- RS</text:span></text:p>
          </draw:text-box>
        </draw:frame>
        <draw:custom-shape draw:style-name="gr5" draw:text-style-name="P9" draw:layer="layout" svg:width="6.573cm" svg:height="7.581cm" svg:x="1.572cm" svg:y="8.7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9" draw:layer="layout" svg:x1="2.511cm" svg:y1="8.707cm" svg:x2="2.511cm" svg:y2="16.288cm">
          <text:p/>
        </draw:line>
        <draw:frame draw:style-name="gr14" draw:text-style-name="P13" draw:layer="layout" svg:width="1.643cm" svg:height="7.265cm" svg:x="1.008cm" svg:y="8.865cm">
          <draw:text-box>
            <text:p text:style-name="P13"><text:span text:style-name="T15">Stats</text:span></text:p>
          </draw:text-box>
        </draw:frame>
        <draw:line draw:style-name="gr13" draw:text-style-name="P9" draw:layer="layout" svg:x1="5.14cm" svg:y1="8.707cm" svg:x2="5.14cm" svg:y2="16.288cm">
          <text:p/>
        </draw:line>
        <draw:line draw:style-name="gr13" draw:text-style-name="P9" draw:layer="layout" svg:x1="2.511cm" svg:y1="12.498cm" svg:x2="8.146cm" svg:y2="12.498cm">
          <text:p/>
        </draw:line>
        <draw:line draw:style-name="gr13" draw:text-style-name="P9" draw:layer="layout" svg:x1="2.511cm" svg:y1="11.234cm" svg:x2="8.146cm" svg:y2="11.234cm">
          <text:p/>
        </draw:line>
        <draw:line draw:style-name="gr13" draw:text-style-name="P9" draw:layer="layout" svg:x1="2.511cm" svg:y1="9.971cm" svg:x2="8.146cm" svg:y2="9.971cm">
          <text:p/>
        </draw:line>
        <draw:line draw:style-name="gr13" draw:text-style-name="P9" draw:layer="layout" svg:x1="2.511cm" svg:y1="13.761cm" svg:x2="8.146cm" svg:y2="13.761cm">
          <text:p/>
        </draw:line>
        <draw:line draw:style-name="gr13" draw:text-style-name="P9" draw:layer="layout" svg:x1="2.511cm" svg:y1="15.025cm" svg:x2="8.146cm" svg:y2="15.025cm">
          <text:p/>
        </draw:line>
        <draw:frame draw:style-name="gr15" draw:text-style-name="P14" draw:layer="layout" svg:width="2.631cm" svg:height="1.195cm" svg:x="2.51cm" svg:y="8.765cm">
          <draw:text-box>
            <text:p text:style-name="P2"><text:span text:style-name="T16">STR</text:span></text:p>
            <text:p text:style-name="P2"><text:span text:style-name="T17">Strength</text:span></text:p>
          </draw:text-box>
        </draw:frame>
        <draw:frame draw:style-name="gr16" draw:text-style-name="P9" draw:layer="layout" svg:width="3.569cm" svg:height="1.637cm" svg:x="2.073cm" svg:y="10.004cm">
          <draw:text-box>
            <text:p text:style-name="P2"><text:span text:style-name="T16">INT</text:span></text:p>
            <text:p text:style-name="P2"><text:span text:style-name="T18">Intelligence</text:span></text:p>
          </draw:text-box>
        </draw:frame>
        <draw:frame draw:style-name="gr16" draw:text-style-name="P9" draw:layer="layout" svg:width="2.631cm" svg:height="1.637cm" svg:x="2.51cm" svg:y="11.291cm">
          <draw:text-box>
            <text:p text:style-name="P2"><text:span text:style-name="T16">WIS</text:span></text:p>
            <text:p text:style-name="P2"><text:span text:style-name="T17">Wisdom</text:span></text:p>
          </draw:text-box>
        </draw:frame>
        <draw:frame draw:style-name="gr17" draw:text-style-name="P9" draw:layer="layout" svg:width="3.005cm" svg:height="1.636cm" svg:x="2.323cm" svg:y="12.555cm">
          <draw:text-box>
            <text:p text:style-name="P2"><text:span text:style-name="T16">DEX</text:span></text:p>
            <text:p text:style-name="P2"><text:span text:style-name="T17">Dexterity</text:span></text:p>
          </draw:text-box>
        </draw:frame>
        <draw:frame draw:style-name="gr16" draw:text-style-name="P9" draw:layer="layout" svg:width="3.757cm" svg:height="1.637cm" svg:x="1.947cm" svg:y="13.761cm">
          <draw:text-box>
            <text:p text:style-name="P2"><text:span text:style-name="T16">CON</text:span></text:p>
            <text:p text:style-name="P2"><text:span text:style-name="T18">Constitution</text:span></text:p>
          </draw:text-box>
        </draw:frame>
        <draw:frame draw:style-name="gr17" draw:text-style-name="P9" draw:layer="layout" svg:width="2.631cm" svg:height="1.636cm" svg:x="2.51cm" svg:y="15.025cm">
          <draw:text-box>
            <text:p text:style-name="P2"><text:span text:style-name="T16">CHA</text:span></text:p>
            <text:p text:style-name="P2"><text:span text:style-name="T17">Charisma</text:span></text:p>
          </draw:text-box>
        </draw:frame>
        <draw:custom-shape draw:style-name="gr5" draw:text-style-name="P9" draw:layer="layout" svg:width="6.199cm" svg:height="7.581cm" svg:x="8.897cm" svg:y="8.7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9" draw:layer="layout" svg:x1="10.024cm" svg:y1="8.738cm" svg:x2="10.024cm" svg:y2="16.319cm">
          <text:p/>
        </draw:line>
        <draw:frame draw:style-name="gr18" draw:text-style-name="P13" draw:layer="layout" svg:width="1.639cm" svg:height="6.001cm" svg:x="8.378cm" svg:y="9.477cm">
          <draw:text-box>
            <text:p text:style-name="P13"><text:span text:style-name="T15">Stat Bonuses</text:span></text:p>
          </draw:text-box>
        </draw:frame>
        <draw:line draw:style-name="gr13" draw:text-style-name="P9" draw:layer="layout" svg:x1="10.024cm" svg:y1="9.938cm" svg:x2="15.096cm" svg:y2="9.938cm">
          <text:p/>
        </draw:line>
        <draw:line draw:style-name="gr13" draw:text-style-name="P9" draw:layer="layout" svg:x1="10.024cm" svg:y1="11.202cm" svg:x2="15.096cm" svg:y2="11.202cm">
          <text:p/>
        </draw:line>
        <draw:line draw:style-name="gr13" draw:text-style-name="P9" draw:layer="layout" svg:x1="10.024cm" svg:y1="12.465cm" svg:x2="15.096cm" svg:y2="12.465cm">
          <text:p/>
        </draw:line>
        <draw:line draw:style-name="gr13" draw:text-style-name="P9" draw:layer="layout" svg:x1="10.024cm" svg:y1="13.729cm" svg:x2="15.096cm" svg:y2="13.729cm">
          <text:p/>
        </draw:line>
        <draw:line draw:style-name="gr13" draw:text-style-name="P9" draw:layer="layout" svg:x1="10.024cm" svg:y1="14.992cm" svg:x2="15.096cm" svg:y2="14.992cm">
          <text:p/>
        </draw:line>
        <draw:line draw:style-name="gr13" draw:text-style-name="P9" draw:layer="layout" svg:x1="12.466cm" svg:y1="8.738cm" svg:x2="12.466cm" svg:y2="9.938cm">
          <text:p/>
        </draw:line>
        <draw:frame draw:style-name="gr19" draw:text-style-name="P11" draw:layer="layout" svg:width="3.403cm" svg:height="1.004cm" svg:x="9.89cm" svg:y="9.465cm">
          <draw:text-box>
            <text:p><text:span text:style-name="T12">Melee To-Hit</text:span></text:p>
          </draw:text-box>
        </draw:frame>
        <draw:frame draw:style-name="gr9" draw:text-style-name="P11" draw:layer="layout" svg:width="3.417cm" svg:height="0.847cm" svg:x="12.43cm" svg:y="9.471cm">
          <draw:text-box>
            <text:p><text:span text:style-name="T12">Melee Damage</text:span></text:p>
          </draw:text-box>
        </draw:frame>
        <draw:line draw:style-name="gr13" draw:text-style-name="P9" draw:layer="layout" svg:x1="12.466cm" svg:y1="12.465cm" svg:x2="12.466cm" svg:y2="13.728cm">
          <text:p/>
        </draw:line>
        <draw:frame draw:style-name="gr20" draw:text-style-name="P15" draw:layer="layout" svg:width="2.63cm" svg:height="0.689cm" svg:x="10cm" svg:y="13.179cm">
          <draw:text-box>
            <text:p text:style-name="P2"><text:span text:style-name="T12">AC Bonus</text:span></text:p>
          </draw:text-box>
        </draw:frame>
        <draw:frame draw:style-name="gr20" draw:text-style-name="P11" draw:layer="layout" svg:width="4.97cm" svg:height="0.689cm" svg:x="12.43cm" svg:y="13.182cm">
          <draw:text-box>
            <text:p><text:span text:style-name="T12">Ranged To-Hit</text:span></text:p>
          </draw:text-box>
        </draw:frame>
        <draw:frame draw:style-name="gr19" draw:text-style-name="P15" draw:layer="layout" svg:width="5.072cm" svg:height="1.004cm" svg:x="10.024cm" svg:y="10.634cm">
          <draw:text-box>
            <text:p text:style-name="P2"><text:span text:style-name="T12">Charge Bonus</text:span></text:p>
          </draw:text-box>
        </draw:frame>
        <draw:frame draw:style-name="gr9" draw:text-style-name="P15" draw:layer="layout" svg:width="5.072cm" svg:height="0.847cm" svg:x="9.926cm" svg:y="11.952cm">
          <draw:text-box>
            <text:p text:style-name="P2"><text:span text:style-name="T12">Psi Bonus</text:span></text:p>
          </draw:text-box>
        </draw:frame>
        <draw:frame draw:style-name="gr21" draw:text-style-name="P16" draw:layer="layout" svg:width="2.159cm" svg:height="0.648cm" svg:x="11.541cm" svg:y="14.424cm">
          <draw:text-box>
            <text:p text:style-name="P2"><text:span text:style-name="T9">HP Bonus</text:span></text:p>
          </draw:text-box>
        </draw:frame>
        <draw:frame draw:style-name="gr22" draw:text-style-name="P11" draw:layer="layout" svg:width="4.178cm" svg:height="0.688cm" svg:x="11.414cm" svg:y="15.745cm">
          <draw:text-box>
            <text:p><text:span text:style-name="T12">Languages</text:span></text:p>
          </draw:text-box>
        </draw:frame>
        <draw:custom-shape draw:style-name="gr5" draw:text-style-name="P9" draw:layer="layout" svg:width="4.132cm" svg:height="7.581cm" svg:x="15.847cm" svg:y="8.7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9" draw:layer="layout" svg:x1="15.847cm" svg:y1="9.37cm" svg:x2="19.979cm" svg:y2="9.37cm">
          <text:p/>
        </draw:line>
        <draw:frame draw:style-name="gr6" draw:text-style-name="P14" draw:layer="layout" svg:width="4.132cm" svg:height="1.005cm" svg:x="15.847cm" svg:y="8.681cm">
          <draw:text-box>
            <text:p text:style-name="P2"><text:span text:style-name="T14">Combat</text:span></text:p>
          </draw:text-box>
        </draw:frame>
        <draw:line draw:style-name="gr13" draw:text-style-name="P9" draw:layer="layout" svg:x1="15.847cm" svg:y1="10.318cm" svg:x2="19.979cm" svg:y2="10.318cm">
          <text:p/>
        </draw:line>
        <draw:line draw:style-name="gr13" draw:text-style-name="P9" draw:layer="layout" svg:x1="17.913cm" svg:y1="10.318cm" svg:x2="17.913cm" svg:y2="10.002cm">
          <text:p/>
        </draw:line>
        <draw:frame draw:style-name="gr6" draw:text-style-name="P15" draw:layer="layout" svg:width="1.503cm" svg:height="1.005cm" svg:x="17.185cm" svg:y="9.231cm">
          <draw:text-box>
            <text:p text:style-name="P2"><text:span text:style-name="T12">HP</text:span></text:p>
          </draw:text-box>
        </draw:frame>
        <draw:frame draw:style-name="gr9" draw:text-style-name="P17" draw:layer="layout" svg:width="4.321cm" svg:height="0.847cm" svg:x="15.847cm" svg:y="9.787cm">
          <draw:text-box>
            <text:p><text:span text:style-name="T19"><text:s/></text:span><text:span text:style-name="T19">Total <text:s text:c="6"/>Current</text:span></text:p>
          </draw:text-box>
        </draw:frame>
        <draw:line draw:style-name="gr13" draw:text-style-name="P9" draw:layer="layout" svg:x1="15.847cm" svg:y1="11.165cm" svg:x2="19.979cm" svg:y2="11.165cm">
          <text:p/>
        </draw:line>
        <draw:line draw:style-name="gr13" draw:text-style-name="P9" draw:layer="layout" svg:x1="17.913cm" svg:y1="11.165cm" svg:x2="17.913cm" svg:y2="10.849cm">
          <text:p/>
        </draw:line>
        <draw:frame draw:style-name="gr23" draw:text-style-name="P17" draw:layer="layout" svg:width="4.321cm" svg:height="0.846cm" svg:x="15.847cm" svg:y="10.634cm">
          <draw:text-box>
            <text:p><text:span text:style-name="T19"><text:s/></text:span><text:span text:style-name="T19">Total <text:s text:c="6"/>Current</text:span></text:p>
          </draw:text-box>
        </draw:frame>
        <draw:line draw:style-name="gr13" draw:text-style-name="P9" draw:layer="layout" svg:x1="15.847cm" svg:y1="12.112cm" svg:x2="19.979cm" svg:y2="12.112cm">
          <text:p/>
        </draw:line>
        <draw:line draw:style-name="gr13" draw:text-style-name="P9" draw:layer="layout" svg:x1="17.913cm" svg:y1="12.112cm" svg:x2="17.913cm" svg:y2="11.796cm">
          <text:p/>
        </draw:line>
        <draw:frame draw:style-name="gr19" draw:text-style-name="P15" draw:layer="layout" svg:width="1.879cm" svg:height="1.004cm" svg:x="17.012cm" svg:y="10.21cm">
          <draw:text-box>
            <text:p text:style-name="P2"><text:span text:style-name="T12">Psi</text:span></text:p>
          </draw:text-box>
        </draw:frame>
        <draw:frame draw:style-name="gr6" draw:text-style-name="P15" draw:layer="layout" svg:width="3.006cm" svg:height="1.005cm" svg:x="16.41cm" svg:y="11.05cm">
          <draw:text-box>
            <text:p text:style-name="P2"><text:span text:style-name="T12">Charge</text:span></text:p>
          </draw:text-box>
        </draw:frame>
        <draw:line draw:style-name="gr13" draw:text-style-name="P9" draw:layer="layout" svg:x1="15.847cm" svg:y1="13.318cm" svg:x2="19.979cm" svg:y2="13.318cm">
          <text:p/>
        </draw:line>
        <draw:line draw:style-name="gr13" draw:text-style-name="P9" draw:layer="layout" svg:x1="17.086cm" svg:y1="13.319cm" svg:x2="17.086cm" svg:y2="13.003cm">
          <text:p/>
        </draw:line>
        <draw:line draw:style-name="gr13" draw:text-style-name="P9" draw:layer="layout" svg:x1="18.589cm" svg:y1="13.319cm" svg:x2="18.589cm" svg:y2="13.003cm">
          <text:p/>
        </draw:line>
        <draw:frame draw:style-name="gr6" draw:text-style-name="P15" draw:layer="layout" svg:width="3.756cm" svg:height="1.005cm" svg:x="16.035cm" svg:y="11.998cm">
          <draw:text-box>
            <text:p text:style-name="P2"><text:span text:style-name="T12">Melee To-Hit</text:span></text:p>
          </draw:text-box>
        </draw:frame>
        <draw:frame draw:style-name="gr19" draw:text-style-name="P18" draw:layer="layout" svg:width="1.879cm" svg:height="1.004cm" svg:x="15.471cm" svg:y="12.804cm">
          <draw:text-box>
            <text:p text:style-name="P2"><text:span text:style-name="T19">Base</text:span></text:p>
          </draw:text-box>
        </draw:frame>
        <draw:frame draw:style-name="gr6" draw:text-style-name="P18" draw:layer="layout" svg:width="2.442cm" svg:height="1.005cm" svg:x="16.598cm" svg:y="12.787cm">
          <draw:text-box>
            <text:p text:style-name="P2"><text:span text:style-name="T19">Total</text:span></text:p>
          </draw:text-box>
        </draw:frame>
        <draw:frame draw:style-name="gr6" draw:text-style-name="P18" draw:layer="layout" svg:width="2.067cm" svg:height="1.005cm" svg:x="18.288cm" svg:y="12.787cm">
          <draw:text-box>
            <text:p text:style-name="P2"><text:span text:style-name="T19">TAAC0</text:span></text:p>
          </draw:text-box>
        </draw:frame>
        <draw:line draw:style-name="gr13" draw:text-style-name="P9" draw:layer="layout" svg:x1="15.847cm" svg:y1="14.481cm" svg:x2="19.979cm" svg:y2="14.481cm">
          <text:p/>
        </draw:line>
        <draw:line draw:style-name="gr13" draw:text-style-name="P9" draw:layer="layout" svg:x1="17.086cm" svg:y1="14.481cm" svg:x2="17.086cm" svg:y2="14.165cm">
          <text:p/>
        </draw:line>
        <draw:line draw:style-name="gr13" draw:text-style-name="P9" draw:layer="layout" svg:x1="18.589cm" svg:y1="14.481cm" svg:x2="18.589cm" svg:y2="14.165cm">
          <text:p/>
        </draw:line>
        <draw:frame draw:style-name="gr6" draw:text-style-name="P18" draw:layer="layout" svg:width="1.879cm" svg:height="1.005cm" svg:x="15.471cm" svg:y="13.966cm">
          <draw:text-box>
            <text:p text:style-name="P2"><text:span text:style-name="T19">Base</text:span></text:p>
          </draw:text-box>
        </draw:frame>
        <draw:frame draw:style-name="gr6" draw:text-style-name="P18" draw:layer="layout" svg:width="2.442cm" svg:height="1.005cm" svg:x="16.598cm" svg:y="13.95cm">
          <draw:text-box>
            <text:p text:style-name="P2"><text:span text:style-name="T19">Total</text:span></text:p>
          </draw:text-box>
        </draw:frame>
        <draw:frame draw:style-name="gr6" draw:text-style-name="P18" draw:layer="layout" svg:width="2.067cm" svg:height="1.005cm" svg:x="18.288cm" svg:y="13.95cm">
          <draw:text-box>
            <text:p text:style-name="P2"><text:span text:style-name="T19">TAAC0</text:span></text:p>
          </draw:text-box>
        </draw:frame>
        <draw:frame draw:style-name="gr24" draw:text-style-name="P15" draw:layer="layout" svg:width="4.133cm" svg:height="1.321cm" svg:x="15.885cm" svg:y="13.21cm">
          <draw:text-box>
            <text:p text:style-name="P2"><text:span text:style-name="T12">Ranged To-Hit</text:span></text:p>
          </draw:text-box>
        </draw:frame>
        <draw:line draw:style-name="gr13" draw:text-style-name="P9" draw:layer="layout" svg:x1="15.847cm" svg:y1="15.371cm" svg:x2="19.979cm" svg:y2="15.371cm">
          <text:p/>
        </draw:line>
        <draw:frame draw:style-name="gr9" draw:text-style-name="P15" draw:layer="layout" svg:width="1.691cm" svg:height="0.847cm" svg:x="17.034cm" svg:y="14.342cm">
          <draw:text-box>
            <text:p text:style-name="P2"><text:span text:style-name="T12">AC</text:span></text:p>
          </draw:text-box>
        </draw:frame>
        <draw:line draw:style-name="gr13" draw:text-style-name="P9" draw:layer="layout" svg:x1="17.913cm" svg:y1="15.372cm" svg:x2="17.913cm" svg:y2="15.056cm">
          <text:p/>
        </draw:line>
        <draw:frame draw:style-name="gr19" draw:text-style-name="P18" draw:layer="layout" svg:width="2.818cm" svg:height="1.004cm" svg:x="15.52cm" svg:y="14.847cm">
          <draw:text-box>
            <text:p text:style-name="P2"><text:span text:style-name="T19">Armor</text:span></text:p>
          </draw:text-box>
        </draw:frame>
        <draw:frame draw:style-name="gr19" draw:text-style-name="P18" draw:layer="layout" svg:width="2.817cm" svg:height="1.004cm" svg:x="17.526cm" svg:y="14.847cm">
          <draw:text-box>
            <text:p text:style-name="P2"><text:span text:style-name="T19">Total</text:span></text:p>
          </draw:text-box>
        </draw:frame>
        <draw:frame draw:style-name="gr19" draw:text-style-name="P15" draw:layer="layout" svg:width="2.066cm" svg:height="1.004cm" svg:x="16.876cm" svg:y="15.214cm">
          <draw:text-box>
            <text:p text:style-name="P2"><text:span text:style-name="T12">Saves</text:span></text:p>
          </draw:text-box>
        </draw:frame>
        <draw:line draw:style-name="gr13" draw:text-style-name="P9" draw:layer="layout" svg:x1="17.162cm" svg:y1="16.319cm" svg:x2="17.162cm" svg:y2="16.003cm">
          <text:p/>
        </draw:line>
        <draw:line draw:style-name="gr13" draw:text-style-name="P9" draw:layer="layout" svg:x1="18.477cm" svg:y1="16.319cm" svg:x2="18.477cm" svg:y2="16.003cm">
          <text:p/>
        </draw:line>
        <draw:frame draw:style-name="gr6" draw:text-style-name="P18" draw:layer="layout" svg:width="1.69cm" svg:height="1.005cm" svg:x="15.847cm" svg:y="15.788cm">
          <draw:text-box>
            <text:p text:style-name="P2"><text:span text:style-name="T19">WIS</text:span></text:p>
          </draw:text-box>
        </draw:frame>
        <draw:frame draw:style-name="gr6" draw:text-style-name="P18" draw:layer="layout" svg:width="1.691cm" svg:height="1.005cm" svg:x="16.974cm" svg:y="15.788cm">
          <draw:text-box>
            <text:p text:style-name="P2"><text:span text:style-name="T19">DEX</text:span></text:p>
          </draw:text-box>
        </draw:frame>
        <draw:frame draw:style-name="gr6" draw:text-style-name="P18" draw:layer="layout" svg:width="1.691cm" svg:height="1.005cm" svg:x="18.3cm" svg:y="15.794cm">
          <draw:text-box>
            <text:p text:style-name="P2"><text:span text:style-name="T19">CON</text:span></text:p>
          </draw:text-box>
        </draw:frame>
        <draw:custom-shape draw:style-name="gr5" draw:text-style-name="P9" draw:layer="layout" svg:width="18.407cm" svg:height="4.58cm" svg:x="1.572cm" svg:y="16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9" draw:layer="layout" svg:x1="2.511cm" svg:y1="16.951cm" svg:x2="2.511cm" svg:y2="21.531cm">
          <text:p/>
        </draw:line>
        <draw:frame draw:style-name="gr25" draw:text-style-name="P13" draw:layer="layout" svg:width="1.831cm" svg:height="4.58cm" svg:x="0.82cm" svg:y="16.951cm">
          <draw:text-box>
            <text:p text:style-name="P13"><text:span text:style-name="T15">Equipment</text:span></text:p>
          </draw:text-box>
        </draw:frame>
        <draw:custom-shape draw:style-name="gr5" draw:text-style-name="P9" draw:layer="layout" svg:width="9.766cm" svg:height="4.422cm" svg:x="1.572cm" svg:y="22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7.889cm" svg:height="4.422cm" svg:x="12.09cm" svg:y="22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9" draw:layer="layout" svg:x1="2.511cm" svg:y1="22.004cm" svg:x2="2.511cm" svg:y2="26.426cm">
          <text:p/>
        </draw:line>
        <draw:line draw:style-name="gr13" draw:text-style-name="P9" draw:layer="layout" svg:x1="13.029cm" svg:y1="22.004cm" svg:x2="13.029cm" svg:y2="26.426cm">
          <text:p/>
        </draw:line>
        <draw:frame draw:style-name="gr26" draw:text-style-name="P19" draw:layer="layout" svg:width="2.129cm" svg:height="4.737cm" svg:x="0.395cm" svg:y="21.917cm">
          <draw:text-box>
            <text:p text:style-name="P19"><text:span text:style-name="T7">Psi/Science Powers</text:span></text:p>
          </draw:text-box>
        </draw:frame>
        <draw:frame draw:style-name="gr27" draw:text-style-name="P19" draw:layer="layout" svg:width="2.29cm" svg:height="4.422cm" svg:x="10.775cm" svg:y="22.004cm">
          <draw:text-box>
            <text:p text:style-name="P19"><text:span text:style-name="T7">Special Abilities</text:span></text:p>
          </draw:text-box>
        </draw:frame>
        <draw:frame draw:style-name="gr11" draw:text-style-name="P20" draw:layer="layout" svg:width="0.94cm" svg:height="1.163cm" svg:x="1.009cm" svg:y="1.159cm">
          <draw:text-box>
            <text:p><text:span text:style-name="T20">8</text:span></text:p>
          </draw:text-box>
        </draw:frame>
        <draw:frame draw:style-name="gr23" draw:text-style-name="P17" draw:layer="layout" svg:width="4.321cm" svg:height="0.846cm" svg:x="15.859cm" svg:y="11.584cm">
          <draw:text-box>
            <text:p><text:span text:style-name="T19"><text:s/></text:span><text:span text:style-name="T19">Total <text:s text:c="6"/>Curr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OCR A Extended'" style:font-style-name="Regular" style:font-family-generic="modern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3T12:07:52.13</meta:creation-date>
    <dc:date>2013-03-12T16:37:23.45</dc:date>
    <meta:editing-duration>PT6H8M30S</meta:editing-duration>
    <meta:editing-cycles>36</meta:editing-cycles>
    <meta:generator>LibreOffice/4.0.0.3$Windows_x86 LibreOffice_project/7545bee9c2a0782548772a21bc84a9dcc583b89</meta:generator>
    <meta:document-statistic meta:object-count="116"/>
  </office:meta>
</office:document-meta>
</file>